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ConnectionWebSocketHandler.supportsPartial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getHandler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ConnectionWebSocketHandl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afterConnectionClosed( WebSocketSession session , CloseStatus clo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ConnectionWebSocketHandler.handleMessage( WebSocketSession session , WebSocket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ConnectionWebSocketHandler.handleTransportError( WebSocketSession session , Throwable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PerConnectionWebSocketHandler( Class &lt; ? extends WebSocketHandler &gt; handlerType , boolean supportsPartial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ConnectionWebSocketHandler.PerConnectionWebSocketHandler( Class &lt; ? extends WebSocketHandler &gt; hand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ConnectionWebSocketHandler.destroyHandler( WebSocket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